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Heading_20_1">
      <style:text-properties officeooo:paragraph-rsid="001ed747"/>
    </style:style>
    <style:style style:name="P5" style:family="paragraph" style:parent-style-name="List-tomh" style:list-style-name="L1"/>
    <style:style style:name="P6" style:family="paragraph" style:parent-style-name="List-tomh" style:list-style-name="L2"/>
    <style:style style:name="P7" style:family="paragraph" style:parent-style-name="List-tomh">
      <style:text-properties officeooo:paragraph-rsid="002e77db"/>
    </style:style>
    <style:style style:name="P8" style:family="paragraph" style:parent-style-name="List-tomh" style:list-style-name="L3"/>
    <style:style style:name="P9" style:family="paragraph" style:parent-style-name="List-tomh">
      <style:text-properties officeooo:paragraph-rsid="003571e0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2" style:family="paragraph" style:parent-style-name="Title">
      <style:paragraph-properties fo:break-before="page"/>
      <style:text-properties officeooo:paragraph-rsid="00311c12"/>
    </style:style>
    <style:style style:name="P13" style:family="paragraph" style:parent-style-name="Title">
      <style:paragraph-properties fo:break-before="page"/>
      <style:text-properties officeooo:paragraph-rsid="003190c6"/>
    </style:style>
    <style:style style:name="P14" style:family="paragraph" style:parent-style-name="Title">
      <style:paragraph-properties fo:break-before="page"/>
      <style:text-properties officeooo:paragraph-rsid="0032abb1"/>
    </style:style>
    <style:style style:name="P15" style:family="paragraph" style:parent-style-name="Title">
      <style:paragraph-properties fo:break-before="page"/>
      <style:text-properties officeooo:paragraph-rsid="0032e53b"/>
    </style:style>
    <style:style style:name="P16" style:family="paragraph" style:parent-style-name="Subtitle">
      <style:text-properties officeooo:paragraph-rsid="00341bc3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ad108"/>
    </style:style>
    <style:style style:name="T10" style:family="text">
      <style:text-properties officeooo:rsid="00233a1d"/>
    </style:style>
    <style:style style:name="T11" style:family="text">
      <style:text-properties officeooo:rsid="00292ba4"/>
    </style:style>
    <style:style style:name="T12" style:family="text">
      <style:text-properties officeooo:rsid="00297758"/>
    </style:style>
    <style:style style:name="T13" style:family="text">
      <style:text-properties officeooo:rsid="00311c12"/>
    </style:style>
    <style:style style:name="T14" style:family="text">
      <style:text-properties officeooo:rsid="003190c6"/>
    </style:style>
    <style:style style:name="T15" style:family="text">
      <style:text-properties officeooo:rsid="0032abb1"/>
    </style:style>
    <style:style style:name="T16" style:family="text">
      <style:text-properties officeooo:rsid="003571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0"><text:span text:style-name="T3">Copyright</text:span> Tom W. Hartung, 201<text:span text:style-name="T2">9</text:span>. <text:s/><text:span text:style-name="T3">All Rights Reserved.</text:span></text:p>
      <text:p text:style-name="P11"/>
      <text:p text:style-name="Title"/>
      <text:p text:style-name="P1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3412861506" text:style-name="L3">
        <text:list-item>
          <text:p text:style-name="P8">Observing: perceiving, gathering and assimilating information, and</text:p>
        </text:list-item>
        <text:list-item>
          <text:p text:style-name="P8">Doing things: making decisions based on our observations - and observing the results</text:p>
        </text:list-item>
      </text:list>
      <text:p text:style-name="Text_20_body">Even when we are going through the motions on a typical day, even when dreaming, we are either observing or doing something - or both.</text:p>
      <text:p text:style-name="Text_20_body">Sometimes - s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This preference may be subconscious, and it **may be great or slight.**</text:p>
      <text:p text:style-name="Text_20_body">To create a spiritual portrait I combine a person's preference for observing or choosing with a few other, similar preferences into what I call a "Groja[footnote]".</text:p>
      <text:h text:style-name="Heading_20_1" text:outline-level="1">Abstract Personalities, Abstract Images</text:h>
      <text:p text:style-name="Text_20_body">[**Image** here???]</text:p>
      <text:p text:style-name="Text_20_body">Personalities are abstract – <text:span text:style-name="T12">an </text:span>idea we get about people whom we get to know. <text:s/>Preferences are an abstraction – <text:span text:style-name="T12">ge</text:span>neralizations based on multiple instances - based on the observations and decisions made over the course of a lifetime.</text:p>
      <text:p text:style-name="Text_20_body">Visualizing a personality based on a person's preferences requires using an abstract image.</text:p>
      <text:p text:style-name="Text_20_body">It's really just that simple!</text:p>
      <text:p text:style-name="P12">Chapter 1</text:p>
      <text:p text:style-name="Subtitle">Introduction</text:p>
      <text:p text:style-name="Text_20_body">[**Image** - one of my self-portraits here.]</text:p>
      <text:p text:style-name="Text_20_body">Hi, my name is Tom Hartung and I tend to prefer observing to deciding.</text:p>
      <text:p text:style-name="Text_20_body">So it's only natural for me to ask a lot of questions. <text:s/>Here are a handful that I am thinking about right now:</text:p>
      <text:list xml:id="list2815486276" text:style-name="L1">
        <text:list-item>
          <text:p text:style-name="P5">How well do you know yourself?</text:p>
        </text:list-item>
        <text:list-item>
          <text:p text:style-name="P5">Do you ever wonder why other people aren't more like you?</text:p>
        </text:list-item>
        <text:list-item>
          <text:p text:style-name="P5">Could your relationships be better?</text:p>
        </text:list-item>
        <text:list-item>
          <text:p text:style-name="P5">Do you ever wonder where other people are coming from?</text:p>
        </text:list-item>
        <text:list-item>
          <text:p text:style-name="P5">Would you like to know why some people just rub you the wrong way, right from the start?</text:p>
        </text:list-item>
        <text:list-item>
          <text:p text:style-name="P5">Could your team work better together?</text:p>
        </text:list-item>
        <text:list-item>
          <text:p text:style-name="P5">Are you as happy as you could be?</text:p>
        </text:list-item>
        <text:list-item>
          <text:p text:style-name="P5">Do you go through life without direction, just responding to things, like flotsam?</text:p>
        </text:list-item>
      </text:list>
      <text:p text:style-name="Text_20_body"/>
      <text:p text:style-name="Text_20_body">The next section explains how having an image of your personality - something I call a <text:span text:style-name="T7">spiritual portrait</text:span> or <text:span text:style-name="T7">Groja</text:span><text:span text:style-name="T4">[</text:span><text:span text:style-name="T5">1</text:span><text:span text:style-name="T4">]</text:span> - can help answer these questions.</text:p>
      <text:p text:style-name="Text_20_body"/>
      <text:p text:style-name="P12">Chapter 2</text:p>
      <text:p text:style-name="Subtitle">Why <text:span text:style-name="T13">Draw </text:span>Personalit<text:span text:style-name="T13">ies?</text:span></text:p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8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8">their answers will never be as accurate as yours.</text:span></text:p>
      <text:p text:style-name="Text_20_body">The result will at best be only an imitation, not the real thing.</text:p>
      <text:p text:style-name="Text_20_body">A<text:span text:style-name="T9">nother thing to consider is,</text:span> if <text:span text:style-name="T8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8">might</text:span> take an interest in this project and they <text:span text:style-name="T8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Heading_20_1" text:outline-level="1"><text:soft-page-break/>Insight Into Yourself and <text:span text:style-name="T9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3503548641" text:style-name="L2">
        <text:list-item>
          <text:p text:style-name="P6">Why we do the things we do</text:p>
        </text:list-item>
        <text:list-item>
          <text:p text:style-name="P6">Where others are coming from</text:p>
        </text:list-item>
        <text:list-item>
          <text:p text:style-name="P6">Why we relate better to some people - both real and fictional - than to others</text:p>
        </text:list-item>
        <text:list-item>
          <text:p text:style-name="P6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<text:soft-page-break/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><text:soft-page-break/></text:p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4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13">Chapter 3</text:p>
      <text:p text:style-name="Subtitle">What the Images Represent</text:p>
      <text:p text:style-name="Text_20_body">[Don't go too deep - for details, <text:span text:style-name="T14">consider</text:span> refe<text:span text:style-name="T14">r</text:span>r<text:span text:style-name="T14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7"><text:s text:c="4"/>- Warm vs. Cool</text:p>
      <text:p text:style-name="List-tomh"><text:s text:c="4"/>- The source of most difficulties between people<text:line-break/> <text:s text:c="3"/>- <text:span text:style-name="T11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14">Chapter 4</text:p>
      <text:p text:style-name="P16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14">Chapter 5</text:p>
      <text:p text:style-name="Subtitle">Conclusion - The Pitch</text:p>
      <text:p text:style-name="Text_20_body"><text:span text:style-name="T15">[</text:span>Review Daniel Pink's book before completing this section.<text:span text:style-name="T15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15">Appendix</text:p>
      <text:p text:style-name="Subtitle">How to Draw a Personality</text:p>
      <text:p text:style-name="P2"><text:span text:style-name="T10">[Just provide an overview here, for n</text:span>ow.<text:span text:style-name="T10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5:10:26.339983807</dc:date>
    <meta:editing-duration>PT7H54M26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4" meta:paragraph-count="205" meta:word-count="2514" meta:character-count="14636" meta:non-whitespace-character-count="12148"/>
  </office:meta>
</office:document-meta>
</file>